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cimalLocaleConverter.DecimalLocaleConverter( Object defaultValue , Locale local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imalLocaleConverter.DecimalLocaleConverter( Locale local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imalLocaleConverter.DecimalLocal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imalLocaleConverter.DecimalLocaleConverter(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imalLocaleConverter.DecimalLocaleConverter( Locale locale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imalLocaleConverter.DecimalLocaleConverter( Object defaultValue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imalLocaleConverter.DecimalLocaleConverter( Object defaultValu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imalLocaleConverter.DecimalLocaleConverter( Object defaultValue , Locale locale , String pattern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imalLocaleConverter.DecimalLocaleConverter( Locale locale , String pattern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imalLocaleConverter.parse( Object value , String patter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cimalLocaleConverter.DecimalLocaleConverter(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imalLocaleConverter.DecimalLocaleConverter( Object defaultValue , Locale locale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imalLocaleConverter.DecimalLocaleConverter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